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 fo:language="en" fo:country="US"/>
    </style:style>
    <style:style style:name="P2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2" style:parent-style-name="Normal" style:family="paragraph">
      <style:text-properties fo:font-weight="bold" style:font-weight-asian="bold" style:font-weight-complex="bold" fo:font-size="22pt" style:font-size-asian="22pt" style:font-size-complex="22pt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Idée sons</text:p>
      <text:p text:style-name="P2">Music</text:p>
      <text:p text:style-name="P3">Submersion – One Man Symphony</text:p>
      <text:p text:style-name="P4">Discover on an uncharted planet – One Man Symphony</text:p>
      <text:p text:style-name="P5"/>
      <text:p text:style-name="P6">SFX</text:p>
      <text:p text:style-name="P7"/>
      <text:p text:style-name="P8">Sons utilisés</text:p>
      <text:p text:style-name="Normal"><text:span text:style-name="T9">Music</text:span></text:p>
      <text:p text:style-name="P10"/>
      <text:p text:style-name="P11">SFX</text:p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DENIS DE SENNEVILLE Victor</meta:initial-creator>
    <dc:creator>DENIS DE SENNEVILLE Victor</dc:creator>
    <meta:creation-date>2023-02-22T18:24:00Z</meta:creation-date>
    <dc:date>2023-02-22T18:35:00Z</dc:date>
    <meta:template xlink:href="Normal" xlink:type="simple"/>
    <meta:editing-cycles>2</meta:editing-cycles>
    <meta:editing-duration>PT660S</meta:editing-duration>
    <meta:document-statistic meta:page-count="1" meta:paragraph-count="1" meta:word-count="19" meta:character-count="128" meta:row-count="1" meta:non-whitespace-character-count="110"/>
  </office:meta>
</office:document-meta>
</file>